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text-properties fo:font-size="10pt" fo:font-weight="normal" style:font-size-asian="10pt" style:font-weight-asian="normal" style:font-size-complex="10pt" style:font-weight-complex="normal"/>
    </style:style>
    <style:style style:name="P13" style:family="paragraph" style:parent-style-name="Standard">
      <style:text-properties fo:font-size="12pt" fo:font-weight="bold" style:font-size-asian="12pt" style:font-weight-asian="bold" style:font-size-complex="12pt" style:font-weight-complex="bold"/>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ession outline:</text:p>
      <text:p text:style-name="P1">Bash and Slash are mercenaries who used to be part of the imperial city guard but have since defected. Together they lead the rebellion that overthrew the tyrannical city government. While traveling through the vast desert they receive a desperate call for help coming from a small desert town. The source of the distress signal is a small settlement of refugees. The refugees explain that ever since a squadron of commandos set up a base out in the desert the local wildlife have become more aggressive and destroying the local infrastructure. Their infrastructure is in shambles and they need your help.</text:p>
      <text:p text:style-name="P1"/>
      <text:p text:style-name="P1">After spending the first 4 or 5 missions rebuilding infrastructure and rescuing town members bash and slash focus their efforts on fighting off Dahla's troops. It turns out that Dahla was in search of a special power supply (or some other cool item) that had been hidden/lost in the desert and she had tracked down the location close to the town. The power supply is somewhere underground and Dahla had begun a drilling operation to find it. Knowing that Dahla will be at the power supply Bash and Slash track down the power supply themselves and after fighting through waves of enemies meet Dahla face to face in a battle for survival.</text:p>
      <text:p text:style-name="P1">Somewhere along the way you realize that you and Dahla have some history together, so it adds more motivation to kill her.</text:p>
      <text:p text:style-name="Standard"/>
      <text:p text:style-name="P3">Levels:</text:p>
      <text:p text:style-name="P3"/>
      <text:p text:style-name="P3">(Desert)</text:p>
      <text:p text:style-name="P2">0.) Make your way to town (mandatory) <text:s text:c="4"/>-(mole, spitter) <text:s text:c="2"/>(2:10)</text:p>
      <text:p text:style-name="P2"><text:s text:c="12"/><text:span text:style-name="T2">Main Quest: Get to town</text:span></text:p>
      <text:p text:style-name="P6"><text:tab/>Side Quest: <text:s/>none</text:p>
      <text:p text:style-name="P2">1.) Clear the antenna of scorpions (mandatory) <text:s text:c="2"/>(3:00)</text:p>
      <text:p text:style-name="P6"><text:tab/>Main Quest: Clear the antenna of scorpions </text:p>
      <text:p text:style-name="P6"><text:tab/>Side Quest: Find 3 supply crates.</text:p>
      <text:p text:style-name="P2">2.) Find what the potion guy needs to make potions (mandatory) <text:s text:c="2"/>-(dabat) <text:s text:c="2"/>(4:00)</text:p>
      <text:p text:style-name="P6"><text:tab/>Main Quest: Find the potion guys reactor <text:s text:c="3"/></text:p>
      <text:p text:style-name="P6"><text:tab/>Side Quest: Find mysterious artifact. <text:span text:style-name="T3">DO</text:span></text:p>
      <text:p text:style-name="P2">3.) Destroy Large Dabat Nest <text:s text:c="2"/>(5:00)</text:p>
      <text:p text:style-name="P6"><text:tab/>Main Quest: The townsfolk have noticed a lot of Dabats around, find and destroy the Dabat nest.</text:p>
      <text:p text:style-name="P6"><text:tab/>Side Quest: <text:s/>find and kill the giant dabat <text:span text:style-name="T3">DO</text:span></text:p>
      <text:p text:style-name="P2">4.) Restart power generator <text:s text:c="2"/>(5:30) <text:s text:c="3"/></text:p>
      <text:p text:style-name="P11">Main Quest: The defenses of the power generation station nearby have been ravaged by Dahla, and now <text:s/>the generator <text:s/>has been taken over by the deadly monsters. Clear the generator of the monsters and restart it.</text:p>
      <text:p text:style-name="P6"><text:tab/>Side Quest: Find the lost weapons cache.</text:p>
      <text:p text:style-name="P2">5.) <text:s/>Track down missing supply caravan <text:s text:c="3"/><text:span text:style-name="T3">Boss</text:span>: super mole</text:p>
      <text:p text:style-name="P6"><text:tab/>Main Quest: track down the missing supply caravan</text:p>
      <text:p text:style-name="P6"><text:tab/>Side Quest: Find 3 boxes of supplies</text:p>
      <text:p text:style-name="P6"/>
      <text:p text:style-name="P3">(Caves)</text:p>
      <text:p text:style-name="P2">6.) <text:s/>Find and repair broken pipe(mandatory) <text:s/></text:p>
      <text:p text:style-name="P6"><text:tab/>Main Quest: our pipe is busted! find it and destroy it (fix it) </text:p>
      <text:p text:style-name="P6"><text:tab/>Side Quest: </text:p>
      <text:p text:style-name="P2">7.) Reactivate water pumps (mandatory) </text:p>
      <text:p text:style-name="P6"><text:s text:c="14"/>Main Quest: Find and activate the 3 water switches</text:p>
      <text:p text:style-name="P6"><text:tab/>Side Quest: </text:p>
      <text:p text:style-name="P2">8.) Destroy dahlas weapons cache </text:p>
      <text:p text:style-name="P6"><text:s text:c="14"/>Main Quest: </text:p>
      <text:p text:style-name="P6"><text:tab/>Side Quest: </text:p>
      <text:p text:style-name="P2"><text:soft-page-break/>9.) Destroy the power lines going to the drill <text:s text:c="2"/></text:p>
      <text:p text:style-name="P6"><text:s text:c="14"/>Main Quest: </text:p>
      <text:p text:style-name="P6"><text:tab/>Side Quest: </text:p>
      <text:p text:style-name="P6"/>
      <text:p text:style-name="P3">(Ruins)</text:p>
      <text:p text:style-name="P2">10.) Destroy the control tower for the drill <text:s/></text:p>
      <text:p text:style-name="P6"><text:s text:c="14"/>Main Quest: </text:p>
      <text:p text:style-name="P6"><text:tab/>Side Quest: </text:p>
      <text:p text:style-name="P2">11.) Find <text:s/>Dahlas drilling operation (mandatory) <text:s text:c="2"/>-(heavy) <text:s text:c="2"/>(miniboss)</text:p>
      <text:p text:style-name="P6"><text:tab/>Main Quest: Find the drill</text:p>
      <text:p text:style-name="P6"><text:tab/>Side Quest: </text:p>
      <text:p text:style-name="P2">12.) Follow the drill underground (mandatory)</text:p>
      <text:p text:style-name="P2"><text:s text:c="12"/><text:span text:style-name="T2">Main Quest: Track down Dahla</text:span></text:p>
      <text:p text:style-name="P6"><text:tab/>Side Quest: </text:p>
      <text:p text:style-name="P2">13.) Track down the drill</text:p>
      <text:p text:style-name="P2"><text:s text:c="12"/><text:span text:style-name="T2">Main Quest: </text:span></text:p>
      <text:p text:style-name="P6"><text:tab/>Side Quest: </text:p>
      <text:p text:style-name="P2">14.) Track down the drill</text:p>
      <text:p text:style-name="P6"><text:s text:c="13"/>Main Quest: </text:p>
      <text:p text:style-name="P6"><text:s text:c="13"/>Side Quest: </text:p>
      <text:p text:style-name="P2">15.) Destroy the drill (mandatory) -Miniboss ( Cave fight with falling rocks)</text:p>
      <text:p text:style-name="P6"><text:tab/>Main Quest: Destroy the supports holding up the ceiling</text:p>
      <text:p text:style-name="P6"><text:tab/>Side Quest: Collect the 2 golden nuggets</text:p>
      <text:p text:style-name="P6"/>
      <text:p text:style-name="P2">16.) Kill Dahla <text:s text:c="2"/>-(dahla)</text:p>
      <text:p text:style-name="P5"/>
      <text:p text:style-name="P4"/>
      <text:p text:style-name="P4">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4">Level Elements:</text:p>
      <text:p text:style-name="P5">rooms that lock you in</text:p>
      <text:p text:style-name="P5">switches to open doors</text:p>
      <text:p text:style-name="P5">turn on lights in underground</text:p>
      <text:p text:style-name="P5">secret vendor</text:p>
      <text:p text:style-name="P5">jumping elements that would be a shortcut if you didn't fall</text:p>
      <text:p text:style-name="P5"/>
      <text:p text:style-name="P4">Level Goals:</text:p>
      <text:p text:style-name="P7">reach a destination</text:p>
      <text:p text:style-name="P7">defeat a specific monster</text:p>
      <text:p text:style-name="P5"><text:span text:style-name="T1">destroy scattered structures</text:span> </text:p>
      <text:p text:style-name="P5">catch a monster</text:p>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8">Town State</text:p>
      <text:p text:style-name="P5"/>
      <text:p text:style-name="P9">After Level 0):</text:p>
      <text:p text:style-name="P5"><text:s text:c="3"/><text:span text:style-name="T3"><text:s/>Slash:</text:span> <text:s/></text:p>
      <text:p text:style-name="P5"><text:tab/>Positon: Near checkpoint</text:p>
      <text:p text:style-name="P5"><text:s text:c="12"/>Dialogue: "I parked the Danger Cart near the middle of town. We can use it as a staging area to</text:p>
      <text:p text:style-name="P5"><text:s text:c="30"/>run missions from. The first order of business is to get the antenna up and working </text:p>
      <text:p text:style-name="P5"><text:s text:c="30"/>again so we can communicate. Use the control panel on the danger cart to select </text:p>
      <text:p text:style-name="P5"><text:s text:c="30"/>the mission."</text:p>
      <text:p text:style-name="P5"/>
      <text:p text:style-name="P5"><text:s text:c="4"/><text:span text:style-name="T3">Brice</text:span>: </text:p>
      <text:p text:style-name="P5"><text:s text:c="13"/>Dialogue: "Welcome to Titanis! I sell weapons and armor. Click on my workbench to see what <text:s/><text:tab/> <text:s text:c="19"/>I have for sale."</text:p>
      <text:p text:style-name="P5"><text:s text:c="13"/>Menu: Available</text:p>
      <text:p text:style-name="P5"/>
      <text:p text:style-name="P5"><text:s text:c="4"/><text:span text:style-name="T3">Dr. Tam: </text:span></text:p>
      <text:p text:style-name="P5"><text:s text:c="12"/>Dialogue: "Thank you for answering our distress signal! Welcome to Titanis,I am the doctor in <text:s text:c="2"/><text:tab/><text:tab/> <text:s text:c="5"/>this town. I can make you potions but my equipment was damaged in the attack."</text:p>
      <text:p text:style-name="P5"><text:s text:c="12"/>Menu: Hidden</text:p>
      <text:p text:style-name="P5"/>
      <text:p text:style-name="P5"><text:s text:c="4"/><text:span text:style-name="T3">Old Man: </text:span></text:p>
      <text:p text:style-name="P5"><text:s text:c="13"/>Dialogue: "Oh thank goodness you came! We have been under attack by a group of <text:s/></text:p>
      <text:p text:style-name="P5"><text:s text:c="32"/>bandits. They showed up a few days ago and have been sending out raiding parties <text:s/><text:tab/><text:tab/> <text:s text:c="7"/>to <text:s/>attack our town!"</text:p>
      <text:p text:style-name="P5"><text:s text:c="14"/>Menu: Hidden</text:p>
      <text:p text:style-name="P5"/>
      <text:p text:style-name="P5"/>
      <text:p text:style-name="P9">After Level 1):</text:p>
      <text:p text:style-name="P5"><text:s text:c="5"/><text:span text:style-name="T3">Slash:</text:span> <text:s/></text:p>
      <text:p text:style-name="P5"><text:tab/>Positon: Near Danger Cart</text:p>
      <text:p text:style-name="P5"><text:s text:c="12"/>Dialogue: "Good job fixing that antenna. Now I will be able to communicate with you while </text:p>
      <text:p text:style-name="P5"><text:s text:c="30"/>you are out on missions. Dr. Tam is in desperate need of a new power source for his </text:p>
      <text:p text:style-name="P5"><text:s text:c="30"/>potion making equipment, he says he lost his during the attack. Find one for him and <text:s/><text:tab/><text:tab/> <text:s text:c="6"/>I'm sure he will make you some potions cheap."</text:p>
      <text:p text:style-name="P5"/>
      <text:p text:style-name="P5"><text:s text:c="4"/><text:span text:style-name="T3">Brice</text:span>: </text:p>
      <text:p text:style-name="P5"><text:s text:c="12"/>Dialogue: "Click on my workbench to see what weapons and armor I have for sale"</text:p>
      <text:p text:style-name="P5"/>
      <text:p text:style-name="P5"><text:s text:c="4"/><text:span text:style-name="T3">Dr. Tam</text:span>: </text:p>
      <text:p text:style-name="P5"><text:s text:c="12"/>Dialogue: "With that antenna fixed we will be able to broadcast a stronger distress signal and </text:p>
      <text:p text:style-name="P5"><text:soft-page-break/><text:s text:c="31"/>hopefully get some additional help. I really need that power source for my potion </text:p>
      <text:p text:style-name="P5"><text:s text:c="31"/>equipment, take a look for it out in the desert."</text:p>
      <text:p text:style-name="P5"><text:s text:c="12"/>Menu: Hidden</text:p>
      <text:p text:style-name="P5"/>
      <text:p text:style-name="P5"><text:s text:c="4"/><text:span text:style-name="T3">Old Man</text:span>: </text:p>
      <text:p text:style-name="P5"><text:s text:c="13"/>Dialogue: "You can duel your friends by clicking on my control panel. Good luck and have <text:s/><text:tab/><text:tab/><text:tab/> <text:s text:c="7"/>fun!"</text:p>
      <text:p text:style-name="P5"/>
      <text:p text:style-name="P9">After Level 2):</text:p>
      <text:p text:style-name="P5"/>
      <text:p text:style-name="P5"><text:span text:style-name="T3"><text:s/>Slash:</text:span> <text:s/></text:p>
      <text:p text:style-name="P5"><text:s text:c="12"/>Dialogue: "With that energy source you found Dr. Tam can finally make potions again. Visit <text:s text:c="3"/><text:tab/> <text:s text:c="2"/><text:tab/> <text:s text:c="18"/>him to see what he has for sale and buy some potions. I have a few more missions <text:s text:c="2"/><text:tab/> <text:s/><text:tab/> <text:s text:c="18"/>for you to run. You can see the missions you have available in the control panel."</text:p>
      <text:p text:style-name="P5"/>
      <text:p text:style-name="P5"><text:s text:c="4"/><text:span text:style-name="T3">Brice</text:span>: </text:p>
      <text:p text:style-name="P5"><text:s text:c="13"/>Dialogue: "Click on my workbench to see what weapons and armor I have for sale"</text:p>
      <text:p text:style-name="P5"/>
      <text:p text:style-name="P5"><text:s text:c="4"/><text:span text:style-name="T3">Dr. Tam: </text:span></text:p>
      <text:p text:style-name="P5"><text:s text:c="12"/>Dialogue: "This power source is a bit beat up but it's still functional. I just used it to create a <text:tab/> <text:s/><text:tab/> <text:s text:c="19"/>batch of potions. Click on my workbench to see what I have for sale!"</text:p>
      <text:p text:style-name="P5"><text:s text:c="12"/>Menu: Available</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9">After Level 5):</text:p>
      <text:p text:style-name="P5"/>
      <text:p text:style-name="P5"><text:span text:style-name="T3"><text:s/>Slash:</text:span> <text:s/></text:p>
      <text:p text:style-name="P5"><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5"/>
      <text:p text:style-name="P5"><text:s text:c="4"/><text:span text:style-name="T3">Brice</text:span>: </text:p>
      <text:p text:style-name="P5"><text:s text:c="13"/>Dialogue: "Click on my workbench to see what weapons and armor I have for sale"</text:p>
      <text:p text:style-name="P5"/>
      <text:p text:style-name="P5"><text:s text:c="4"/><text:span text:style-name="T3">Dr. Tam: </text:span></text:p>
      <text:p text:style-name="P5"><text:s text:c="12"/>Dialogue: "This power source is a bit beat up but it's still functional. I just used it to create a <text:tab/> <text:s/><text:tab/> <text:s text:c="19"/>batch of potions. Click on my workbench to see what I have for sale!"</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3-11-06T10:19:34.22</dc:date>
    <meta:editing-duration>P4DT13H22M26S</meta:editing-duration>
    <meta:editing-cycles>55</meta:editing-cycles>
    <meta:generator>OpenOffice.org/3.4.1$Win32 OpenOffice.org_project/341m1$Build-9593</meta:generator>
    <meta:document-statistic meta:table-count="0" meta:image-count="0" meta:object-count="0" meta:page-count="4" meta:paragraph-count="129" meta:word-count="1179" meta:character-count="7601"/>
  </office:meta>
</office:document-meta>
</file>